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2.25pt" style:font-weight-asian="bold" style:font-size-complex="14pt" style:font-weight-complex="bold"/>
    </style:style>
    <style:style style:name="P2" style:family="paragraph" style:parent-style-name="Standard">
      <style:text-properties fo:font-size="13pt" fo:font-weight="normal" style:font-size-asian="11.3500003814697pt" style:font-weight-asian="normal" style:font-size-complex="13pt" style:font-weight-complex="normal"/>
    </style:style>
    <style:style style:name="P3" style:family="paragraph" style:parent-style-name="Standard">
      <style:text-properties fo:font-size="13pt" fo:font-weight="normal" officeooo:paragraph-rsid="0022e20a" style:font-size-asian="11.3500003814697pt" style:font-weight-asian="normal" style:font-size-complex="13pt" style:font-weight-complex="normal"/>
    </style:style>
    <style:style style:name="T1" style:family="text">
      <style:text-properties officeooo:rsid="001fe6be"/>
    </style:style>
    <style:style style:name="T2" style:family="text">
      <style:text-properties officeooo:rsid="0020ef6e"/>
    </style:style>
    <style:style style:name="T3" style:family="text">
      <style:text-properties officeooo:rsid="0022e2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Test setup procedure</text:span></text:p>
      <text:p text:style-name="P2"/>
      <text:p text:style-name="P3"><text:tab/><text:span text:style-name="T2">The test is conducted using the Mocha and Chai testing framework, so the first thing we need to do is install Mocha and Chai. Open terminal in the directory the test file is in, use the command “$npm install mocha -g” and “$npm install chai –save-dev” to install Mocha and Chai’s modules to this directory. </text:span></text:p>
      <text:p text:style-name="P3"><text:span text:style-name="T2"><text:tab/>After installation the required modules, we can create the test file, but before this, we need to open the app.js(server) file and use “module.exports.cutomename = functionName” to make the function we are testing accessible by other files, where functionName is the function we want to export.</text:span></text:p>
      <text:p text:style-name="P3"><text:tab/><text:span text:style-name="T3">Now we can work on the actual test file, create a node.js file and name it test.js(can be changed). The first thing we need is to import Chai, make a variable and let it require Chai. Having Chai required, we then need to require the ‘expect’ API, we can make a variable expect equal to ‘Chai.expect’ just so we do not need to keep calling ‘Chai.expect’ in the test cases. The last set up we need to do is require the target file we will be testing, in this case the “app.js” file, we can do this using require(‘./app.js’) because we have the test file in the same directory as the target file, we do not need to claim its directory.</text:span></text:p>
      <text:p text:style-name="P3"><text:tab/><text:span text:style-name="T3">By performing all the above procedures, we have seted up everything, now we just need to work on the test file using the expect API, or if we need other API just require it in the same way we required expect and we can call them in the test everytime we need 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3:47:50.204890792</meta:creation-date>
    <dc:date>2017-05-14T16:10:03.625999534</dc:date>
    <meta:editing-duration>PT1M23S</meta:editing-duration>
    <meta:editing-cycles>1</meta:editing-cycles>
    <meta:document-statistic meta:table-count="0" meta:image-count="0" meta:object-count="0" meta:page-count="1" meta:paragraph-count="5" meta:word-count="278" meta:character-count="1524" meta:non-whitespace-character-count="1242"/>
    <meta:generator>LibreOffice/5.1.6.2$Linux_X86_64 LibreOffice_project/10m0$Build-2</meta:generator>
  </office:meta>
</office:document-meta>
</file>